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16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0.3217in"/>
    </style:style>
    <style:style style:name="co13" style:family="table-column">
      <style:table-column-properties fo:break-before="auto" style:column-width="0.3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1.5756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4398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5146in"/>
    </style:style>
    <style:style style:name="co23" style:family="table-column">
      <style:table-column-properties fo:break-before="auto" style:column-width="0.4819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1.736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8"/>
        <table:table-column table:style-name="co9" table:default-cell-style-name="Default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2" table:default-cell-style-name="ce5"/>
        <table:table-column table:style-name="co15" table:default-cell-style-name="ce5"/>
        <table:table-column table:style-name="co16" table:default-cell-style-name="Default"/>
        <table:table-column table:style-name="co14" table:number-columns-repeated="1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3"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4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4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6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0" calcext:value-type="float">
            <text:p>0</text:p>
          </table:table-cell>
          <table:table-cell table:style-name="ce31" table:formula="of:=QUOTIENT(PRODUCT(ORG.LIBREOFFICE.RAWSUBTRACT([.D402];60);5);12)" office:value-type="float" office:value="-25" calcext:value-type="float">
            <text:p>-2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0" calcext:value-type="float">
            <text:p>0</text:p>
          </table:table-cell>
          <table:table-cell table:style-name="ce5" table:formula="of:=QUOTIENT(PRODUCT(5;ORG.LIBREOFFICE.RAWSUBTRACT( [.D403];10));2)" office:value-type="float" office:value="-25" calcext:value-type="float">
            <text:p>-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0" calcext:value-type="float">
            <text:p>0</text:p>
          </table:table-cell>
          <table:table-cell table:style-name="ce5" table:formula="of:=QUOTIENT(PRODUCT(5;ORG.LIBREOFFICE.RAWSUBTRACT( [.D404];10));2)" office:value-type="float" office:value="-25" calcext:value-type="float">
            <text:p>-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0" calcext:value-type="float">
            <text:p>0</text:p>
          </table:table-cell>
          <table:table-cell table:style-name="ce5" table:formula="of:=QUOTIENT(PRODUCT(5;ORG.LIBREOFFICE.RAWSUBTRACT( [.D405];10));2)" office:value-type="float" office:value="-25" calcext:value-type="float">
            <text:p>-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0" calcext:value-type="float">
            <text:p>0</text:p>
          </table:table-cell>
          <table:table-cell table:style-name="ce5" table:formula="of:=QUOTIENT(PRODUCT(5;ORG.LIBREOFFICE.RAWSUBTRACT( [.D406];10));2)" office:value-type="float" office:value="-25" calcext:value-type="float">
            <text:p>-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0" calcext:value-type="float">
            <text:p>0</text:p>
          </table:table-cell>
          <table:table-cell table:style-name="ce5" table:formula="of:=QUOTIENT(PRODUCT(5;ORG.LIBREOFFICE.RAWSUBTRACT( [.D407];10));2)" office:value-type="float" office:value="-25" calcext:value-type="float">
            <text:p>-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0" calcext:value-type="float">
            <text:p>0</text:p>
          </table:table-cell>
          <table:table-cell table:style-name="ce5" table:formula="of:=QUOTIENT(PRODUCT(5;ORG.LIBREOFFICE.RAWSUBTRACT( [.D408];10));2)" office:value-type="float" office:value="-25" calcext:value-type="float">
            <text:p>-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0" calcext:value-type="float">
            <text:p>0</text:p>
          </table:table-cell>
          <table:table-cell table:style-name="ce31" table:formula="of:=QUOTIENT(PRODUCT(ORG.LIBREOFFICE.RAWSUBTRACT([.D410];60);5);12)" office:value-type="float" office:value="-25" calcext:value-type="float">
            <text:p>-2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0" calcext:value-type="float">
            <text:p>0</text:p>
          </table:table-cell>
          <table:table-cell table:style-name="ce5" table:formula="of:=QUOTIENT(PRODUCT(5;ORG.LIBREOFFICE.RAWSUBTRACT( [.D411];10));2)" office:value-type="float" office:value="-25" calcext:value-type="float">
            <text:p>-2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0" calcext:value-type="float">
            <text:p>0</text:p>
          </table:table-cell>
          <table:table-cell table:style-name="ce5" table:formula="of:=QUOTIENT(PRODUCT(5;ORG.LIBREOFFICE.RAWSUBTRACT( [.D412];10));2)" office:value-type="float" office:value="-25" calcext:value-type="float">
            <text:p>-2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0" calcext:value-type="float">
            <text:p>0</text:p>
          </table:table-cell>
          <table:table-cell table:style-name="ce5" table:formula="of:=QUOTIENT(PRODUCT(5;ORG.LIBREOFFICE.RAWSUBTRACT( [.D413];10));2)" office:value-type="float" office:value="-25" calcext:value-type="float">
            <text:p>-2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0" calcext:value-type="float">
            <text:p>0</text:p>
          </table:table-cell>
          <table:table-cell table:style-name="ce5" table:formula="of:=QUOTIENT(PRODUCT(5;ORG.LIBREOFFICE.RAWSUBTRACT( [.D414];10));2)" office:value-type="float" office:value="-25" calcext:value-type="float">
            <text:p>-2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0" calcext:value-type="float">
            <text:p>0</text:p>
          </table:table-cell>
          <table:table-cell table:style-name="ce5" table:formula="of:=QUOTIENT(PRODUCT(5;ORG.LIBREOFFICE.RAWSUBTRACT( [.D415];10));2)" office:value-type="float" office:value="-25" calcext:value-type="float">
            <text:p>-2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0" calcext:value-type="float">
            <text:p>0</text:p>
          </table:table-cell>
          <table:table-cell table:style-name="ce5" table:formula="of:=QUOTIENT(PRODUCT(5;ORG.LIBREOFFICE.RAWSUBTRACT( [.D416];10));2)" office:value-type="float" office:value="-25" calcext:value-type="float">
            <text:p>-2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0" calcext:value-type="float">
            <text:p>0</text:p>
          </table:table-cell>
          <table:table-cell table:style-name="ce31" table:formula="of:=QUOTIENT(PRODUCT(ORG.LIBREOFFICE.RAWSUBTRACT([.D418];60);5);12)" office:value-type="float" office:value="-25" calcext:value-type="float">
            <text:p>-2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0" calcext:value-type="float">
            <text:p>0</text:p>
          </table:table-cell>
          <table:table-cell table:style-name="ce5" table:formula="of:=QUOTIENT(PRODUCT(5;ORG.LIBREOFFICE.RAWSUBTRACT( [.D419];10));2)" office:value-type="float" office:value="-25" calcext:value-type="float">
            <text:p>-2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0" calcext:value-type="float">
            <text:p>0</text:p>
          </table:table-cell>
          <table:table-cell table:style-name="ce5" table:formula="of:=QUOTIENT(PRODUCT(5;ORG.LIBREOFFICE.RAWSUBTRACT( [.D420];10));2)" office:value-type="float" office:value="-25" calcext:value-type="float">
            <text:p>-2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0" calcext:value-type="float">
            <text:p>0</text:p>
          </table:table-cell>
          <table:table-cell table:style-name="ce5" table:formula="of:=QUOTIENT(PRODUCT(5;ORG.LIBREOFFICE.RAWSUBTRACT( [.D421];10));2)" office:value-type="float" office:value="-25" calcext:value-type="float">
            <text:p>-2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0" calcext:value-type="float">
            <text:p>0</text:p>
          </table:table-cell>
          <table:table-cell table:style-name="ce5" table:formula="of:=QUOTIENT(PRODUCT(5;ORG.LIBREOFFICE.RAWSUBTRACT( [.D422];10));2)" office:value-type="float" office:value="-25" calcext:value-type="float">
            <text:p>-2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0" calcext:value-type="float">
            <text:p>0</text:p>
          </table:table-cell>
          <table:table-cell table:style-name="ce5" table:formula="of:=QUOTIENT(PRODUCT(5;ORG.LIBREOFFICE.RAWSUBTRACT( [.D423];10));2)" office:value-type="float" office:value="-25" calcext:value-type="float">
            <text:p>-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0" calcext:value-type="float">
            <text:p>0</text:p>
          </table:table-cell>
          <table:table-cell table:style-name="ce5" table:formula="of:=QUOTIENT(PRODUCT(5;ORG.LIBREOFFICE.RAWSUBTRACT( [.D424];10));2)" office:value-type="float" office:value="-25" calcext:value-type="float">
            <text:p>-2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4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0" calcext:value-type="float">
            <text:p>0</text:p>
          </table:table-cell>
          <table:table-cell table:style-name="ce31" table:formula="of:=QUOTIENT(PRODUCT(ORG.LIBREOFFICE.RAWSUBTRACT([.D426];60);5);12)" office:value-type="float" office:value="-25" calcext:value-type="float">
            <text:p>-2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0" calcext:value-type="float">
            <text:p>0</text:p>
          </table:table-cell>
          <table:table-cell table:style-name="ce5" table:formula="of:=QUOTIENT(PRODUCT(5;ORG.LIBREOFFICE.RAWSUBTRACT( [.D427];10));2)" office:value-type="float" office:value="-25" calcext:value-type="float">
            <text:p>-2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0" calcext:value-type="float">
            <text:p>0</text:p>
          </table:table-cell>
          <table:table-cell table:style-name="ce5" table:formula="of:=QUOTIENT(PRODUCT(5;ORG.LIBREOFFICE.RAWSUBTRACT( [.D428];10));2)" office:value-type="float" office:value="-25" calcext:value-type="float">
            <text:p>-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0" calcext:value-type="float">
            <text:p>0</text:p>
          </table:table-cell>
          <table:table-cell table:style-name="ce5" table:formula="of:=QUOTIENT(PRODUCT(5;ORG.LIBREOFFICE.RAWSUBTRACT( [.D429];10));2)" office:value-type="float" office:value="-25" calcext:value-type="float">
            <text:p>-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0" calcext:value-type="float">
            <text:p>0</text:p>
          </table:table-cell>
          <table:table-cell table:style-name="ce5" table:formula="of:=QUOTIENT(PRODUCT(5;ORG.LIBREOFFICE.RAWSUBTRACT( [.D430];10));2)" office:value-type="float" office:value="-25" calcext:value-type="float">
            <text:p>-2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0" calcext:value-type="float">
            <text:p>0</text:p>
          </table:table-cell>
          <table:table-cell table:style-name="ce5" table:formula="of:=QUOTIENT(PRODUCT(5;ORG.LIBREOFFICE.RAWSUBTRACT( [.D431];10));2)" office:value-type="float" office:value="-25" calcext:value-type="float">
            <text:p>-2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0" calcext:value-type="float">
            <text:p>0</text:p>
          </table:table-cell>
          <table:table-cell table:style-name="ce5" table:formula="of:=QUOTIENT(PRODUCT(5;ORG.LIBREOFFICE.RAWSUBTRACT( [.D432];10));2)" office:value-type="float" office:value="-25" calcext:value-type="float">
            <text:p>-2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6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0" calcext:value-type="float">
            <text:p>0</text:p>
          </table:table-cell>
          <table:table-cell table:style-name="ce31" table:formula="of:=QUOTIENT(PRODUCT(ORG.LIBREOFFICE.RAWSUBTRACT([.D434];60);5);12)" office:value-type="float" office:value="-25" calcext:value-type="float">
            <text:p>-2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0" calcext:value-type="float">
            <text:p>0</text:p>
          </table:table-cell>
          <table:table-cell table:style-name="ce5" table:formula="of:=QUOTIENT(PRODUCT(5;ORG.LIBREOFFICE.RAWSUBTRACT( [.D435];10));2)" office:value-type="float" office:value="-25" calcext:value-type="float">
            <text:p>-2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0" calcext:value-type="float">
            <text:p>0</text:p>
          </table:table-cell>
          <table:table-cell table:style-name="ce5" table:formula="of:=QUOTIENT(PRODUCT(5;ORG.LIBREOFFICE.RAWSUBTRACT( [.D436];10));2)" office:value-type="float" office:value="-25" calcext:value-type="float">
            <text:p>-2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0" calcext:value-type="float">
            <text:p>0</text:p>
          </table:table-cell>
          <table:table-cell table:style-name="ce5" table:formula="of:=QUOTIENT(PRODUCT(5;ORG.LIBREOFFICE.RAWSUBTRACT( [.D437];10));2)" office:value-type="float" office:value="-25" calcext:value-type="float">
            <text:p>-2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0" calcext:value-type="float">
            <text:p>0</text:p>
          </table:table-cell>
          <table:table-cell table:style-name="ce5" table:formula="of:=QUOTIENT(PRODUCT(5;ORG.LIBREOFFICE.RAWSUBTRACT( [.D438];10));2)" office:value-type="float" office:value="-25" calcext:value-type="float">
            <text:p>-2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0" calcext:value-type="float">
            <text:p>0</text:p>
          </table:table-cell>
          <table:table-cell table:style-name="ce5" table:formula="of:=QUOTIENT(PRODUCT(5;ORG.LIBREOFFICE.RAWSUBTRACT( [.D439];10));2)" office:value-type="float" office:value="-25" calcext:value-type="float">
            <text:p>-2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0" calcext:value-type="float">
            <text:p>0</text:p>
          </table:table-cell>
          <table:table-cell table:style-name="ce5" table:formula="of:=QUOTIENT(PRODUCT(5;ORG.LIBREOFFICE.RAWSUBTRACT( [.D440];10));2)" office:value-type="float" office:value="-25" calcext:value-type="float">
            <text:p>-2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table:table-column table:style-name="co14" table:default-cell-style-name="Default"/>
        <table:table-row table:style-name="ro3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3:42:54.522287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1T13:44:50.237068244</dc:date>
    <meta:editing-duration>P2DT26M55S</meta:editing-duration>
    <meta:editing-cycles>238</meta:editing-cycles>
    <meta:document-statistic meta:table-count="2" meta:cell-count="3508" meta:object-count="0"/>
  </office:meta>
</office:document-meta>
</file>